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n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JONAH'S REFUSAL SHOWS GOD'S PATIENCE (1:1-17).<text:s text:c="1"/></text:span><text:span text:style-name="a438" text:class-names=""/></text:p>
          </draw:text-box>
          <svg:title/>
          <svg:desc/>
        </draw:frame>
        <draw:frame draw:id="id86" presentation:style-name="a453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order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objection (1:3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The ordeal (1:4-17)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draw:page draw:name="Slide3" draw:style-name="a454" draw:master-page-name="Master1-Layout12-tx-Title-and-Text" presentation:presentation-page-layout-name="Master1-PPL12" draw:id="Slide-258">
        <draw:frame draw:id="id87" presentation:style-name="a458" draw:name="Title 1" svg:x="1.38in" svg:y="0.4in" svg:width="10.6in" svg:height="1.44965in" presentation:class="title" presentation:placeholder="false">
          <draw:text-box>
            <text:p text:style-name="a457" text:class-names="" text:cond-style-name=""><text:span text:style-name="a455" text:class-names="">The ordeal (1:4-17)<text:s text:c="1"/></text:span><text:span text:style-name="a456" text:class-names=""/></text:p>
          </draw:text-box>
          <svg:title/>
          <svg:desc/>
        </draw:frame>
        <draw:frame draw:id="id88" presentation:style-name="a468" draw:name="Text Placeholder 2" svg:x="1.38in" svg:y="2in" svg:width="9.4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<text:s text:c="1"/>The furious storm (1:4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The fear (1:5-7)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4" draw:style-name="a469" draw:master-page-name="Master1-Layout12-tx-Title-and-Text" presentation:presentation-page-layout-name="Master1-PPL12" draw:id="Slide-259">
        <draw:frame draw:id="id89" presentation:style-name="a473" draw:name="Title 1" svg:x="1.38in" svg:y="0.4in" svg:width="10.6in" svg:height="1.44965in" presentation:class="title" presentation:placeholder="false">
          <draw:text-box>
            <text:p text:style-name="a472" text:class-names="" text:cond-style-name=""><text:span text:style-name="a470" text:class-names=""><text:s text:c="1"/>The fear (1:5-7)<text:s text:c="1"/></text:span><text:span text:style-name="a471" text:class-names=""/></text:p>
          </draw:text-box>
          <svg:title/>
          <svg:desc/>
        </draw:frame>
        <draw:frame draw:id="id90" presentation:style-name="a483" draw:name="Text Placeholder 2" svg:x="1.38in" svg:y="2in" svg:width="9.4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<text:s text:c="1"/>The sailors attempt to protect the boat in the storm (1:5-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 sailors attempt to point the blame for the storm (1: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12-tx-Title-and-Text" presentation:presentation-page-layout-name="Master1-PPL12" draw:id="Slide-260">
        <draw:frame draw:id="id91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ordeal (1:4-17)<text:s text:c="1"/></text:span><text:span text:style-name="a486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furious storm (1:4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fear (1:5-7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fault (1:8-1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ult (1:8-16)<text:s text:c="1"/></text:span><text:span text:style-name="a504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confrontation (1:8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confession (1:9-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counsel (1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calm (1:15-1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ordeal (1:4-17)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urious storm (1: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ear (1:5-7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ult (1:8-16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fish (1:1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JONAH'S REFUSAL SHOWS GOD'S PATIENCE (1:1-17).<text:s text:c="1"/></text:span><text:span text:style-name="a546" text:class-names=""/></text:p>
          </draw:text-box>
          <svg:title/>
          <svg:desc/>
        </draw:frame>
        <draw:frame draw:id="id98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order (1:1-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he objection (1: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The ordeal (1:4-1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9" draw:style-name="a562" draw:master-page-name="Master1-Layout1-title-Title-Slide" presentation:presentation-page-layout-name="Master1-PPL1" draw:id="Slide-264">
        <draw:frame draw:id="id99" presentation:style-name="a566" draw:name="Title 1" svg:x="1.38in" svg:y="0.83in" svg:width="10.3in" svg:height="4.42in" presentation:class="title" presentation:placeholder="false">
          <draw:text-box>
            <text:p text:style-name="a565" text:class-names="" text:cond-style-name=""><text:span text:style-name="a563" text:class-names="">JONAH'S PRAYER SHOWS GOD'S POWER (2:1-10).<text:s text:c="1"/></text:span><text:span text:style-name="a564" text:class-names=""/></text:p>
          </draw:text-box>
          <svg:title/>
          <svg:desc/>
        </draw:frame>
        <draw:frame draw:id="id100" presentation:style-name="a571" draw:name="Subtitle 2" svg:x="1.38in" svg:y="5.25in" svg:width="10.3in" svg:height="1.85in" presentation:class="subtitle" presentation:placeholder="false">
          <draw:text-box>
            <text:p text:style-name="a568" text:class-names="" text:cond-style-name=""><text:span text:style-name="a567" text:class-names="">Jonah's despair (2:1-6)<text:s text:c="1"/></text:span></text:p>
            <text:p text:style-name="a570" text:class-names="" text:cond-style-name=""><text:span text:style-name="a569" text:class-names=""/></text:p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Jonah's despair (2:1-6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waters close around him (2:1-5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aweed wraps itself around his head (2:5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He sinks to the bottom of the sea (2:6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ONAH'S PRAYER SHOWS GOD'S POWER (2:1-10).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Jonah's despair (2:1-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Jonah's dedication (2:7-9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Jonah's deliverance (2:1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-title-Title-Slide" presentation:presentation-page-layout-name="Master1-PPL1" draw:id="Slide-267">
        <draw:frame draw:id="id105" presentation:style-name="a612" draw:name="Title 1" svg:x="1.38in" svg:y="0.83in" svg:width="10.3in" svg:height="4.42in" presentation:class="title" presentation:placeholder="false">
          <draw:text-box>
            <text:p text:style-name="a611" text:class-names="" text:cond-style-name=""><text:span text:style-name="a609" text:class-names="">JONAH 3-4</text:span><text:span text:style-name="a610" text:class-names=""/></text:p>
          </draw:text-box>
          <svg:title/>
          <svg:desc/>
        </draw:frame>
        <draw:frame draw:id="id106" presentation:style-name="a617" draw:name="Subtitle 2" svg:x="1.38in" svg:y="5.25in" svg:width="10.3in" svg:height="1.85in" presentation:class="subtitle" presentation:placeholder="false">
          <draw:text-box>
            <text:p text:style-name="a614" text:class-names="" text:cond-style-name=""><text:span text:style-name="a613" text:class-names="">NINEVEH'S REVIVAL SHOWS GOD'S PARDON (3:1-10).<text:s text:c="1"/></text:span></text:p>
            <text:p text:style-name="a616" text:class-names="" text:cond-style-name=""><text:span text:style-name="a615" text:class-names=""/></text:p>
          </draw:text-box>
          <svg:title/>
          <svg:desc/>
        </draw:frame>
      </draw:page>
      <draw:page draw:name="Slide13" draw:style-name="a618" draw:master-page-name="Master1-Layout1-title-Title-Slide" presentation:presentation-page-layout-name="Master1-PPL1" draw:id="Slide-268">
        <draw:frame draw:id="id107" presentation:style-name="a622" draw:name="Title 1" svg:x="1.38in" svg:y="0.83in" svg:width="10.3in" svg:height="4.42in" presentation:class="title" presentation:placeholder="false">
          <draw:text-box>
            <text:p text:style-name="a621" text:class-names="" text:cond-style-name=""><text:span text:style-name="a619" text:class-names="">NINEVEH'S REVIVAL SHOWS GOD'S PARDON (3:1-10).<text:s text:c="1"/></text:span><text:span text:style-name="a620" text:class-names=""/></text:p>
          </draw:text-box>
          <svg:title/>
          <svg:desc/>
        </draw:frame>
        <draw:frame draw:id="id108" presentation:style-name="a627" draw:name="Subtitle 2" svg:x="1.38in" svg:y="5.25in" svg:width="10.3in" svg:height="1.85in" presentation:class="subtitle" presentation:placeholder="false">
          <draw:text-box>
            <text:p text:style-name="a624" text:class-names="" text:cond-style-name=""><text:span text:style-name="a623" text:class-names=""><text:s text:c="1"/>Jonah's commission (3:1-4)<text:s text:c="1"/></text:span></text:p>
            <text:p text:style-name="a626" text:class-names="" text:cond-style-name=""><text:span text:style-name="a625" text:class-names=""/></text:p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Jonah's commission (3:1-4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nature (3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numbers (3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numbers (3:3-4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ree days (3: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orty days (3:4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Jonah's commission (3:1-4)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nature (3:1-2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numbers (3:3-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NINEVEH'S REVIVAL SHOWS GOD'S PARDON (3:1-10).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Jonah's commission (3:1-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Nineveh's confession (3:5-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Nineveh's confession (3:5-9)<text:s text:c="1"/></text:span><text:span text:style-name="a690" text:class-names=""/></text:p>
          </draw:text-box>
          <svg:title/>
          <svg:desc/>
        </draw:frame>
        <draw:frame draw:id="id118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ruler repents (3:6-9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rest repent (3:5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NINEVEH'S REVIVAL SHOWS GOD'S PARDON (3:1-10).<text:s text:c="1"/></text:span><text:span text:style-name="a705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Jonah's commission (3:1-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Nineveh's confession (3:5-9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God's compassion (3:1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ONAH 3-4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NINEVEH'S REVIVAL SHOWS GOD'S PARDON (3:1-10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JONAH'S RESENTMENT SHOWS GOD'S COMPASSION AND JONAH'S LACK OF PITY (4:1-11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JONAH'S RESENTMENT SHOWS GOD'S COMPASSION AND JONAH'S LACK OF PITY (4:1-11).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Jonah's twofold complaint (4:1-9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Jonah's twofold complaint (4:1-9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bout God sparing Nineveh (4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bout the sun's glare (4:4-9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About the sun's glare (4:4-9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watch (4:4-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wonders (4:6-8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<text:s text:c="1"/>The wonders (4:6-8):<text:s text:c="1"/></text:span><text:span text:style-name="a778" text:class-names=""/></text:p>
          </draw:text-box>
          <svg:title/>
          <svg:desc/>
        </draw:frame>
        <draw:frame draw:id="id130" presentation:style-name="a793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A welcome vine (4:6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A worm (4: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A wind (4:8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5" draw:style-name="a794" draw:master-page-name="Master1-Layout12-tx-Title-and-Text" presentation:presentation-page-layout-name="Master1-PPL12" draw:id="Slide-280">
        <draw:frame draw:id="id131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About the sun's glare (4:4-9)<text:s text:c="1"/></text:span><text:span text:style-name="a796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watch (4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wonders (4:6-8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whining (4:9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6" draw:style-name="a812" draw:master-page-name="Master1-Layout12-tx-Title-and-Text" presentation:presentation-page-layout-name="Master1-PPL12" draw:id="Slide-281">
        <draw:frame draw:id="id133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Jonah's twofold complaint (4:1-9)<text:s text:c="1"/></text:span><text:span text:style-name="a814" text:class-names=""/></text:p>
          </draw:text-box>
          <svg:title/>
          <svg:desc/>
        </draw:frame>
        <draw:frame draw:id="id134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About God sparing Nineveh (4:1-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About the sun's glare (4:4-9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7" draw:style-name="a827" draw:master-page-name="Master1-Layout12-tx-Title-and-Text" presentation:presentation-page-layout-name="Master1-PPL12" draw:id="Slide-282">
        <draw:frame draw:id="id135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JONAH'S RESENTMENT SHOWS GOD'S COMPASSION AND JONAH'S LACK OF PITY (4:1-11).<text:s text:c="1"/></text:span><text:span text:style-name="a829" text:class-names=""/></text:p>
          </draw:text-box>
          <svg:title/>
          <svg:desc/>
        </draw:frame>
        <draw:frame draw:id="id136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Jonah's twofold complaint (4:1-9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God's manifold compassion (4:10-11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8" draw:style-name="a842" draw:master-page-name="Master1-Layout12-tx-Title-and-Text" presentation:presentation-page-layout-name="Master1-PPL12" draw:id="Slide-283">
        <draw:frame draw:id="id137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God's manifold compassion (4:10-11)<text:s text:c="1"/></text:span><text:span text:style-name="a844" text:class-names=""/></text:p>
          </draw:text-box>
          <svg:title/>
          <svg:desc/>
        </draw:frame>
        <draw:frame draw:id="id138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rebuke (4:10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revelation (4:1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29" draw:style-name="a857" draw:master-page-name="Master1-Layout12-tx-Title-and-Text" presentation:presentation-page-layout-name="Master1-PPL12" draw:id="Slide-284">
        <draw:frame draw:id="id139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JONAH'S RESENTMENT SHOWS GOD'S COMPASSION AND JONAH'S LACK OF PITY (4:1-11).<text:s text:c="1"/></text:span><text:span text:style-name="a859" text:class-names=""/></text:p>
          </draw:text-box>
          <svg:title/>
          <svg:desc/>
        </draw:frame>
        <draw:frame draw:id="id140" presentation:style-name="a871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Jonah's twofold complaint (4:1-9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God's manifold compassion (4:10-1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0" draw:style-name="a872" draw:master-page-name="Master1-Layout12-tx-Title-and-Text" presentation:presentation-page-layout-name="Master1-PPL12" draw:id="Slide-285">
        <draw:frame draw:id="id141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JONAH 3-4</text:span><text:span text:style-name="a874" text:class-names=""/></text:p>
          </draw:text-box>
          <svg:title/>
          <svg:desc/>
        </draw:frame>
        <draw:frame draw:id="id142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NINEVEH'S REVIVAL SHOWS GOD'S PARDON (3:1-10).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JONAH'S RESENTMENT SHOWS GOD'S COMPASSION AND JONAH'S LACK OF PITY (4:1-11).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1" draw:style-name="a887" draw:master-page-name="Master1-Layout1-title-Title-Slide" presentation:presentation-page-layout-name="Master1-PPL1" draw:id="Slide-286">
        <draw:frame draw:id="id143" presentation:style-name="a891" draw:name="Title 1" svg:x="1.38in" svg:y="0.83in" svg:width="10.3in" svg:height="4.42in" presentation:class="title" presentation:placeholder="false">
          <draw:text-box>
            <text:p text:style-name="a890" text:class-names="" text:cond-style-name=""><text:span text:style-name="a888" text:class-names="">Jonah</text:span><text:span text:style-name="a889" text:class-names=""/></text:p>
          </draw:text-box>
          <svg:title/>
          <svg:desc/>
        </draw:frame>
        <draw:frame draw:id="id144" presentation:style-name="a8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nah</dc:title>
    <meta:initial-creator>David STRICKLAND</meta:initial-creator>
    <dc:creator>David STRICKLAND</dc:creator>
    <meta:creation-date>2020-02-22T19:29:17Z</meta:creation-date>
    <dc:date>2020-02-22T19:29:18Z</dc:date>
    <meta:template xlink:href="BibleStudy" xlink:type="simple"/>
    <meta:editing-cycles>1</meta:editing-cycles>
    <meta:editing-duration>PT0S</meta:editing-duration>
    <meta:document-statistic meta:paragraph-count="97" meta:word-count="656"/>
  </office:meta>
</office:document-meta>
</file>